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Bodoni 72" fo:font-size="12pt" style:font-size-asian="12pt" style:font-size-complex="12pt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8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9" style:family="paragraph" style:parent-style-name="normal">
      <style:text-properties style:font-name="Bodoni 72" fo:font-size="16pt" style:font-size-asian="16pt" style:font-size-complex="16pt"/>
    </style:style>
    <style:style style:name="P10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1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style:font-size-asian="20pt" style:font-size-complex="20pt"/>
    </style:style>
    <style:style style:name="P26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7" style:family="paragraph" style:parent-style-name="normal">
      <style:text-properties style:font-name="essiah1" fo:font-size="22pt" style:font-size-asian="22pt" style:font-size-complex="22pt"/>
    </style:style>
    <style:style style:name="P28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3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1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3" style:family="paragraph" style:parent-style-name="normal">
      <style:text-properties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2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2">
      <style:text-properties style:font-name="Bodoni 72"/>
    </style:style>
    <style:style style:name="P61" style:family="paragraph" style:parent-style-name="Heading_20_2">
      <style:text-properties style:font-name="Bodoni 72" style:font-name-asian="Verdana1" style:font-name-complex="Verdana1"/>
    </style:style>
    <style:style style:name="P62" style:family="paragraph" style:parent-style-name="Heading_20_2">
      <style:text-properties style:font-name="Bodoni 72" style:text-underline-style="none" style:font-name-asian="Verdana1" style:font-name-complex="Verdana1"/>
    </style:style>
    <style:style style:name="P63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6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8" style:family="paragraph" style:parent-style-name="normal">
      <style:text-properties style:font-name="Essiah" fo:font-size="22pt" style:font-size-asian="22pt" style:font-size-complex="22pt"/>
    </style:style>
    <style:style style:name="P69" style:family="paragraph" style:parent-style-name="normal">
      <style:text-properties fo:font-size="22pt" style:font-size-asian="22pt" style:font-size-complex="22pt"/>
    </style:style>
    <style:style style:name="P7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7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72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3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4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5" style:family="paragraph" style:parent-style-name="normal">
      <style:text-properties style:font-name="essiah1" fo:font-size="22pt" style:font-size-asian="22pt" style:font-size-complex="22pt"/>
    </style:style>
    <style:style style:name="P76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77" style:family="paragraph" style:parent-style-name="Heading_20_1">
      <style:text-properties style:font-name="Bodoni 72"/>
    </style:style>
    <style:style style:name="P78" style:family="paragraph" style:parent-style-name="Heading_20_2">
      <style:text-properties style:font-name="Bodoni 72"/>
    </style:style>
    <style:style style:name="P79" style:family="paragraph" style:parent-style-name="Heading_20_2">
      <style:text-properties style:font-name="Bodoni 72" style:font-name-asian="Verdana1" style:font-name-complex="Verdana1"/>
    </style:style>
    <style:style style:name="P80" style:family="paragraph" style:parent-style-name="Heading_20_2">
      <style:text-properties style:font-name="Bodoni 72" style:text-underline-style="none" style:font-name-asian="Verdana1" style:font-name-complex="Verdana1"/>
    </style:style>
    <style:style style:name="P81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style:font-name-asian="essiah2" style:font-name-complex="essiah2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style:font-name="eXsE" style:text-underline-style="none" style:font-name-asian="eXsE1" style:font-name-complex="eXsE1"/>
    </style:style>
    <style:style style:name="T9" style:family="text">
      <style:text-properties fo:color="#000000" style:font-name="essiah" style:text-underline-style="none" style:font-name-asian="essiah2" style:font-name-complex="essiah2" loext:opacity="100%"/>
    </style:style>
    <style:style style:name="T10" style:family="text">
      <style:text-properties fo:color="#000000" style:text-underline-style="none" style:font-name-asian="essiah2" style:font-name-complex="essiah2"/>
    </style:style>
    <style:style style:name="T11" style:family="text">
      <style:text-properties fo:color="#000000" style:text-underline-style="none" style:font-name-asian="essiah2" style:font-name-complex="essiah2" loext:opacity="100%"/>
    </style:style>
    <style:style style:name="T12" style:family="text">
      <style:text-properties fo:color="#000000" fo:font-weight="bold" style:font-name-asian="essiah2" style:font-weight-asian="bold" style:font-name-complex="essiah2" style:font-weight-complex="bold"/>
    </style:style>
    <style:style style:name="T13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4" style:family="text">
      <style:text-properties fo:color="#000000" loext:opacity="100%"/>
    </style:style>
    <style:style style:name="T15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7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3" style:family="text">
      <style:text-properties style:font-name-asian="essiah2" style:font-name-complex="essiah2"/>
    </style:style>
    <style:style style:name="T24" style:family="text">
      <style:text-properties fo:color="#808080" style:font-name-asian="essiah2" style:font-name-complex="essiah2" loext:opacity="100%"/>
    </style:style>
    <style:style style:name="T25" style:family="text">
      <style:text-properties fo:color="#808080" fo:font-weight="bold" style:font-name-asian="essiah2" style:font-weight-asian="bold" style:font-name-complex="essiah2" style:font-weight-complex="bold"/>
    </style:style>
    <style:style style:name="T26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7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9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3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style:font-name-asian="essiah2" style:font-name-complex="essiah2"/>
    </style:style>
    <style:style style:name="T36" style:family="text">
      <style:text-properties style:font-name-asian="eXsE1" style:font-name-complex="eXsE1"/>
    </style:style>
    <style:style style:name="T37" style:family="text">
      <style:text-properties fo:font-weight="bold" style:font-name-asian="essiah2" style:font-weight-asian="bold" style:font-name-complex="essiah2" style:font-weight-complex="bold"/>
    </style:style>
    <style:style style:name="T38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39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0" style:family="text">
      <style:text-properties style:font-name="Essiah" fo:font-size="22pt" style:text-underline-style="none" style:font-size-asian="22pt" style:font-size-complex="22pt"/>
    </style:style>
    <style:style style:name="T41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2" style:family="text">
      <style:text-properties style:text-position="sub 58%"/>
    </style:style>
    <style:style style:name="T43" style:family="text">
      <style:text-properties style:text-position="sub 58%" style:text-underline-style="none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font-size="22pt" style:font-name-asian="essiah2" style:font-size-asian="22pt" style:font-name-complex="essiah2" style:font-size-complex="22pt"/>
    </style:style>
    <style:style style:name="T46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essEu</text:p>
      <text:p text:style-name="P63">es mWnEsshu un mIkul</text:p>
      <text:p text:style-name="P59">Alphabet</text:p>
      <text:p text:style-name="P26"/>
      <text:p text:style-name="P30">o i y w W</text:p>
      <text:p text:style-name="P30">EAUO aeuI</text:p>
      <text:p text:style-name="P30">snhb lrjg</text:p>
      <text:p text:style-name="P30">kzvm ftdp</text:p>
      <text:p text:style-name="P30">CTHS ZLNx</text:p>
      <text:p text:style-name="P13"/>
      <text:p text:style-name="P12"><text:span text:style-name="T37">o</text:span><text:span text:style-name="T23"> <text:s text:c="2"/></text:span><text:span text:style-name="T13">i</text:span><text:span text:style-name="T23"> <text:s text:c="2"/></text:span><text:span text:style-name="T37">ü</text:span><text:span text:style-name="T23"> <text:s text:c="2"/></text:span><text:span text:style-name="T37">ö</text:span><text:span text:style-name="T23"> <text:s text:c="2"/></text:span><text:span text:style-name="T12">ʊ</text:span></text:p>
      <text:p text:style-name="P12"><text:span text:style-name="T13">ē</text:span><text:span text:style-name="T27"> <text:s text:c="2"/></text:span><text:span text:style-name="T13">ā</text:span><text:span text:style-name="T27"> <text:s text:c="2"/></text:span><text:span text:style-name="T13">ū</text:span><text:span text:style-name="T27"> <text:s text:c="2"/></text:span><text:span text:style-name="T13">ō</text:span><text:span text:style-name="T26"> <text:s/></text:span><text:span text:style-name="T37"><text:s/>a</text:span><text:span text:style-name="T27">t</text:span><text:span text:style-name="T37"> <text:s/>e</text:span><text:span text:style-name="T41">k</text:span><text:span text:style-name="T37"> <text:s/></text:span><text:span text:style-name="T27">v</text:span><text:span text:style-name="T37">u <text:s/></text:span><text:span text:style-name="T27">k</text:span><text:span text:style-name="T13">ī</text:span><text:span text:style-name="T37"> <text:s/></text:span></text:p>
      <text:p text:style-name="P12"><text:span text:style-name="T13">s</text:span><text:span text:style-name="T27">ō</text:span><text:span text:style-name="T24"> <text:s/></text:span><text:span text:style-name="T13">n</text:span><text:span text:style-name="T19">ō</text:span><text:span text:style-name="T24"> <text:s/></text:span><text:span text:style-name="T13">h</text:span><text:span text:style-name="T20">ā</text:span><text:span text:style-name="T23"> <text:s/></text:span><text:span text:style-name="T13">b</text:span><text:span text:style-name="T24">ā <text:s/></text:span><text:span text:style-name="T13">l</text:span><text:span text:style-name="T19">ō</text:span><text:span text:style-name="T24"> <text:s/></text:span><text:span text:style-name="T13">r</text:span><text:span text:style-name="T19">ō</text:span><text:span text:style-name="T24"> <text:s/></text:span><text:span text:style-name="T13">j</text:span><text:span text:style-name="T24">ā <text:s/></text:span><text:span text:style-name="T13">g</text:span><text:span text:style-name="T19">ā</text:span><text:span text:style-name="T24"> <text:s text:c="2"/></text:span></text:p>
      <text:p text:style-name="P12"><text:span text:style-name="T18">k</text:span><text:span text:style-name="T19">ō</text:span><text:span text:style-name="T21"> <text:s/></text:span><text:span text:style-name="T18">z</text:span><text:span text:style-name="T19">ō</text:span><text:span text:style-name="T17"> <text:s/></text:span><text:span text:style-name="T18">v</text:span><text:span text:style-name="T20">ā <text:s/></text:span><text:span text:style-name="T18">m</text:span><text:span text:style-name="T20">ā <text:s/></text:span><text:span text:style-name="T18">f</text:span><text:span text:style-name="T19">ō</text:span><text:span text:style-name="T20"> <text:s/></text:span><text:span text:style-name="T18">t</text:span><text:span text:style-name="T19">ō</text:span><text:span text:style-name="T20"> <text:s/></text:span><text:span text:style-name="T37">d</text:span><text:span text:style-name="T27">ā</text:span><text:span text:style-name="T25"> <text:s/></text:span><text:span text:style-name="T37">p</text:span><text:span text:style-name="T27">ā <text:s/></text:span></text:p>
      <text:p text:style-name="P12"><text:span text:style-name="T18">ch</text:span><text:span text:style-name="T19">ē</text:span><text:span text:style-name="T26"> </text:span><text:span text:style-name="T18">∂</text:span><text:span text:style-name="T27">ā</text:span><text:span text:style-name="T26"> <text:s/></text:span><text:span text:style-name="T18">θ</text:span><text:span text:style-name="T19">ū</text:span><text:span text:style-name="T26"> <text:s/></text:span><text:span text:style-name="T18">sh</text:span><text:span text:style-name="T19">ō</text:span><text:span text:style-name="T26"> </text:span><text:span text:style-name="T18">zh</text:span><text:span text:style-name="T20">a</text:span><text:span text:style-name="T27"> </text:span><text:span text:style-name="T13">ḻ</text:span><text:span text:style-name="T19">e <text:s/>u</text:span><text:span text:style-name="T18">ng</text:span><text:span text:style-name="T13"> </text:span><text:span text:style-name="T18">xh</text:span><text:span text:style-name="T22">ī</text:span></text:p>
      <text:p text:style-name="P59">Basics</text:p>
      <text:p text:style-name="P9">The default order is Subject-Verb-Object, but any arrangement is allowed with the use of markers.</text:p>
      <text:p text:style-name="P10"/>
      <text:p text:style-name="P9">The subject and object are optional. When no subject is given, 1st person singular is assumed.</text:p>
      <text:p text:style-name="P10"/>
      <text:p text:style-name="P9">Modifiers follow their target (i.e. "ball large red").</text:p>
      <text:p text:style-name="P6"/>
      <text:p text:style-name="P4"><text:soft-page-break/><text:span text:style-name="T38">Markers precede their object (i.e. "for the ball").</text:span><text:span text:style-name="T35"><text:tab/></text:span></text:p>
      <text:p text:style-name="P59">Articles</text:p>
      <text:p text:style-name="P9">Indefinite Singular</text:p>
      <text:p text:style-name="P15">_</text:p>
      <text:p text:style-name="P5"/>
      <text:p text:style-name="P5">Indefinite Plural</text:p>
      <text:p text:style-name="P18">u</text:p>
      <text:p text:style-name="P9"/>
      <text:p text:style-name="P9">Definite Singular</text:p>
      <text:p text:style-name="P22">tu</text:p>
      <text:p text:style-name="P9"/>
      <text:p text:style-name="P9">Definite Plural</text:p>
      <text:p text:style-name="P31">etu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3">Number</text:p>
          </table:table-cell>
          <table:table-cell table:style-name="Table4.A1" office:value-type="string">
            <text:p text:style-name="P53">Person</text:p>
          </table:table-cell>
          <table:table-cell table:style-name="Table4.A1" office:value-type="string">
            <text:p text:style-name="P53">English</text:p>
          </table:table-cell>
          <table:table-cell table:style-name="Table4.A1" office:value-type="string">
            <text:p text:style-name="P55">essEu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y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o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o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y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59">Punctuation</text:p>
      <text:p text:style-name="P9">Period</text:p>
      <text:p text:style-name="P27">.</text:p>
      <text:p text:style-name="P9"/>
      <text:p text:style-name="P9"><text:soft-page-break/>Comma</text:p>
      <text:p text:style-name="P27">,</text:p>
      <text:p text:style-name="P9"/>
      <text:p text:style-name="P9">Number Symbol</text:p>
      <text:p text:style-name="P27">;</text:p>
      <text:p text:style-name="P25"><text:span text:style-name="T44">;213</text:span>8</text:p>
      <text:p text:style-name="P9"/>
      <text:p text:style-name="P9">Quotation Marks</text:p>
      <text:p text:style-name="P27">&lt;&gt;</text:p>
      <text:p text:style-name="P27">&lt;tu tEO&gt;</text:p>
      <text:p text:style-name="P9"/>
      <text:p text:style-name="P9">Parenthesis</text:p>
      <text:p text:style-name="P16">()</text:p>
      <text:p text:style-name="P16">(tu tEO)</text:p>
      <text:p text:style-name="P9"/>
      <text:p text:style-name="P9">Brackets</text:p>
      <text:p text:style-name="P15">{}</text:p>
      <text:p text:style-name="P15">{tu tEO}</text:p>
      <text:p text:style-name="P9"/>
      <text:p text:style-name="P9">Square Brackets</text:p>
      <text:p text:style-name="P15">[]</text:p>
      <text:p text:style-name="P15">[tu tEO]</text:p>
      <text:p text:style-name="P59">Conjuctions</text:p>
      <text:p text:style-name="P61">And</text:p>
      <text:p text:style-name="P32">un</text:p>
      <text:p text:style-name="P7"/>
      <text:p text:style-name="P7">"They have done good and evil."</text:p>
      <text:p text:style-name="P27"><text:span text:style-name="T35">&lt;Os</text:span><text:span text:style-name="T11">U</text:span><text:span text:style-name="T35">nu li AOn </text:span><text:span text:style-name="T11">un gw</text:span><text:span text:style-name="T35">.&gt;</text:span></text:p>
      <text:p text:style-name="P5"/>
      <text:p text:style-name="P6">"You all speak for the people and not a state."</text:p>
      <text:p text:style-name="P33"><text:soft-page-break/><text:span text:style-name="T3">&lt;tan v</text:span><text:span text:style-name="T9">O</text:span><text:span text:style-name="T3">s os sE </text:span><text:span text:style-name="T9">etu</text:span><text:span text:style-name="T3"> </text:span><text:span text:style-name="T9">un</text:span><text:span text:style-name="T3"> doks anu.&gt;</text:span></text:p>
      <text:p text:style-name="P60">Or</text:p>
      <text:p text:style-name="P23">et</text:p>
      <text:p text:style-name="P5"/>
      <text:p text:style-name="P7">Red or yellow?</text:p>
      <text:p text:style-name="P23">&lt;?sOnu et nEsu.&gt;</text:p>
      <text:p text:style-name="P60">But</text:p>
      <text:p text:style-name="P23">-</text:p>
      <text:p text:style-name="P5"/>
      <text:p text:style-name="P7">-</text:p>
      <text:p text:style-name="P23">-</text:p>
      <text:p text:style-name="P60">Yet</text:p>
      <text:p text:style-name="P23">-</text:p>
      <text:p text:style-name="P5"/>
      <text:p text:style-name="P7">-</text:p>
      <text:p text:style-name="P23">-</text:p>
      <text:p text:style-name="P62">For</text:p>
      <text:p text:style-name="P28">os</text:p>
      <text:p text:style-name="P7"/>
      <text:p text:style-name="P7">"He was sick for lack of food."</text:p>
      <text:p text:style-name="P28">-</text:p>
      <text:p text:style-name="P59">Markers</text:p>
      <text:p text:style-name="P60"><text:span text:style-name="T35">Direct</text:span><text:span text:style-name="T35"> Object</text:span></text:p>
      <text:p text:style-name="P19">li</text:p>
      <text:p text:style-name="P6"/>
      <text:p text:style-name="P6"><text:soft-page-break/>"I own the night."</text:p>
      <text:p text:style-name="P22">&lt;brAs tu tEO.&gt;</text:p>
      <text:p text:style-name="P6"/>
      <text:p text:style-name="P6">"The night, I own."</text:p>
      <text:p text:style-name="P19">&lt;li tu tEO brAs.&gt;</text:p>
      <text:p text:style-name="P61">Possessive</text:p>
      <text:p text:style-name="P22">es</text:p>
      <text:p text:style-name="P5"/>
      <text:p text:style-name="P5">"They will own the night of the people."</text:p>
      <text:p text:style-name="P15"><text:span text:style-name="T35">&lt;sUnu brAsO tu tEO</text:span><text:span text:style-name="T11"> es etu </text:span><text:span text:style-name="T35">sE.&gt;</text:span></text:p>
      <text:p text:style-name="P5"/>
      <text:p text:style-name="P5">"Their people will force us."</text:p>
      <text:p text:style-name="P20"><text:span text:style-name="T35">&lt;es s</text:span><text:span text:style-name="T11">U</text:span><text:span text:style-name="T35">nu sE das</text:span><text:span text:style-name="T11">UO</text:span><text:span text:style-name="T35"> s</text:span><text:span text:style-name="T11">U</text:span><text:span text:style-name="T35">.&gt;</text:span></text:p>
      <text:p text:style-name="P61">Towards</text:p>
      <text:p text:style-name="P22">prU</text:p>
      <text:p text:style-name="P10"/>
      <text:p text:style-name="P10">"You all will speak to the people."</text:p>
      <text:p text:style-name="P27"><text:span text:style-name="T23">&lt;tan v</text:span><text:span text:style-name="T11">O</text:span><text:span text:style-name="T23">sO prU </text:span><text:span text:style-name="T11">etu </text:span><text:span text:style-name="T23">sE.&gt;</text:span></text:p>
      <text:p text:style-name="P62">For</text:p>
      <text:p text:style-name="P28">os</text:p>
      <text:p text:style-name="P7"/>
      <text:p text:style-name="P7">"We owned the night for the people."</text:p>
      <text:p text:style-name="P27"><text:span text:style-name="T35">&lt;s</text:span><text:span text:style-name="T11">U</text:span><text:span text:style-name="T35"> ObrAs os tu tEO sE </text:span><text:span text:style-name="T11">etu</text:span><text:span text:style-name="T35">.&gt;</text:span></text:p>
      <text:p text:style-name="P60">Exclamation (pronounced "say")</text:p>
      <text:p text:style-name="P15">!</text:p>
      <text:p text:style-name="P14"/>
      <text:p text:style-name="P5">"Their people will force us!"</text:p>
      <text:p text:style-name="P20"><text:soft-page-break/><text:span text:style-name="T3">&lt;!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0">Question (pronounced "cay")</text:p>
      <text:p text:style-name="P29">?</text:p>
      <text:p text:style-name="P9"/>
      <text:p text:style-name="P5">"Their people will force us?"</text:p>
      <text:p text:style-name="P20"><text:span text:style-name="T3">&lt;?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0">Interrobang (pronounced "saycay")</text:p>
      <text:p text:style-name="P15">@</text:p>
      <text:p text:style-name="P14"/>
      <text:p text:style-name="P5">"Their people will force us?!"</text:p>
      <text:p text:style-name="P20"><text:span text:style-name="T3">&lt;@es s</text:span><text:span text:style-name="T9">U</text:span><text:span text:style-name="T3">nu sE das</text:span><text:span text:style-name="T9">UO</text:span><text:span text:style-name="T3"> s</text:span><text:span text:style-name="T9">U</text:span><text:span text:style-name="T3">.&gt;</text:span></text:p>
      <text:p text:style-name="P60">Not</text:p>
      <text:p text:style-name="P23">anu</text:p>
      <text:p text:style-name="P7"/>
      <text:p text:style-name="P7">"You did not force me."</text:p>
      <text:p text:style-name="P23">&lt;ton odaso anu.&gt;</text:p>
      <text:p text:style-name="P5"/>
      <text:p text:style-name="P7">"I will not force you."</text:p>
      <text:p text:style-name="P33"><text:span text:style-name="T3">&lt;das</text:span><text:span text:style-name="T9">O</text:span><text:span text:style-name="T3"> anu ton.&gt;</text:span></text:p>
      <text:p text:style-name="P59">Verb Tenses</text:p>
      <text:p text:style-name="P11">"I owned."</text:p>
      <text:p text:style-name="P15"><text:span text:style-name="T23">&lt;ObrAs.&gt;</text:span> </text:p>
      <text:p text:style-name="P9"/>
      <text:p text:style-name="P9">"I own."</text:p>
      <text:p text:style-name="P21">&lt;brAs.&gt;</text:p>
      <text:p text:style-name="P9"/>
      <text:p text:style-name="P11">"I will own."</text:p>
      <text:p text:style-name="P21">&lt;brAsO.&gt;</text:p>
      <text:p text:style-name="P11"/>
      <text:p text:style-name="P10">"I owned the night."</text:p>
      <text:p text:style-name="P14"><text:span text:style-name="T45">&lt;ObrAs tEO tu.&gt;</text:span><text:span text:style-name="T36"> </text:span></text:p>
      <text:p text:style-name="P9"/>
      <text:p text:style-name="P9">"I own the night."</text:p>
      <text:p text:style-name="P15"><text:span text:style-name="T23">&lt;brAs tEO tu.&gt;</text:span><text:span text:style-name="T36"> </text:span></text:p>
      <text:p text:style-name="P9"/>
      <text:p text:style-name="P6">"I will own the night."</text:p>
      <text:p text:style-name="P24"><text:span text:style-name="T6">&lt;brAsO tEO tu.&gt;</text:span><text:span text:style-name="T8"> </text:span></text:p>
      <text:p text:style-name="P7"/>
      <text:p text:style-name="P7">"I stood with you."</text:p>
      <text:p text:style-name="P23">&lt;OAgres lu U.&gt;</text:p>
      <text:p text:style-name="P5"/>
      <text:p text:style-name="P7">"I will be standing with them."</text:p>
      <text:p text:style-name="P33"><text:span text:style-name="T3">&lt;ahresO nul lu</text:span><text:span text:style-name="T9"> sUnu</text:span><text:span text:style-name="T3">.&gt;</text:span></text:p>
      <text:p text:style-name="P5"/>
      <text:p text:style-name="P8">Progressive Action</text:p>
      <text:p text:style-name="P23"><text:soft-page-break/>nul</text:p>
      <text:p text:style-name="P6"/>
      <text:p text:style-name="P7">"You are owning the night."</text:p>
      <text:p text:style-name="normal"><text:span text:style-name="T6">&lt;y brAs nul tEO tu.&gt;</text:span><text:span text:style-name="T7"><text:line-break/></text:span></text:p>
      <text:p text:style-name="P7">Completed Action</text:p>
      <text:p text:style-name="P28">dun</text:p>
      <text:p text:style-name="P5"/>
      <text:p text:style-name="P7">"You had owned the night."</text:p>
      <text:p text:style-name="P23">&lt;y den ObrAs tu tEO.&gt;</text:p>
      <text:p text:style-name="P5"/>
      <text:p text:style-name="P5">"You have owned the night."</text:p>
      <text:p text:style-name="P19">&lt;y den brAs tu tEO.&gt;</text:p>
      <text:p text:style-name="P6"/>
      <text:p text:style-name="P5">"You will have owned the nights."</text:p>
      <text:p text:style-name="P23">&lt;y den brAsO etu tEO.&gt;</text:p>
      <text:p text:style-name="P7"/>
      <text:p text:style-name="P7">“You had been owning the night.”</text:p>
      <text:p text:style-name="P23">&lt;y den nel ObrAs tu tEO.&gt;</text:p>
      <text:p text:style-name="P5"/>
      <text:p text:style-name="P5">"You have been owning the night."</text:p>
      <text:p text:style-name="P23">&lt;y den nel brAs te tEO.&gt;</text:p>
      <text:p text:style-name="P5"/>
      <text:p text:style-name="P5">“You will be owning the night.”</text:p>
      <text:p text:style-name="P22">&lt;y den nel brAsO te tEO.&gt;</text:p>
      <text:p text:style-name="P9"/>
      <text:p text:style-name="P10">“Will you have owned the night?”</text:p>
      <text:p text:style-name="P22">&lt;?y deb nel brAsO tu tEO.&gt;</text:p>
      <text:p text:style-name="P59">Numbers</text:p>
      <text:p text:style-name="P5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ext:soft-page-break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</table:table-row>
        <table:table-row table:style-name="Table5.1"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7">2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57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4">5</text:p>
          </table:table-cell>
          <table:table-cell table:style-name="Table6.A1" office:value-type="string">
            <text:p text:style-name="P54">6</text:p>
          </table:table-cell>
          <table:table-cell table:style-name="Table6.A1" office:value-type="string">
            <text:p text:style-name="P54">7</text:p>
          </table:table-cell>
          <table:table-cell table:style-name="Table6.A1" office:value-type="string">
            <text:p text:style-name="P54">8</text:p>
          </table:table-cell>
          <table:table-cell table:style-name="Table6.A1" office:value-type="string">
            <text:p text:style-name="P54">9</text:p>
          </table:table-cell>
          <table:table-cell table:style-name="Table6.A1" office:value-type="string">
            <text:p text:style-name="P54">10</text:p>
          </table:table-cell>
          <table:table-cell table:style-name="Table6.A1" office:value-type="string">
            <text:p text:style-name="P54">11</text:p>
          </table:table-cell>
          <table:table-cell table:style-name="Table6.A1" office:value-type="string">
            <text:p text:style-name="P58"><text:span text:style-name="T15">12</text:span><text:span text:style-name="T16">1</text:span></text:p>
          </table:table-cell>
        </table:table-row>
        <table:table-row table:style-name="Table6.1">
          <table:table-cell table:style-name="Table6.A2" office:value-type="string">
            <text:p text:style-name="P57">5</text:p>
          </table:table-cell>
          <table:table-cell table:style-name="Table6.A2" office:value-type="string">
            <text:p text:style-name="P57">6</text:p>
          </table:table-cell>
          <table:table-cell table:style-name="Table6.A2" office:value-type="string">
            <text:p text:style-name="P57">7</text:p>
          </table:table-cell>
          <table:table-cell table:style-name="Table6.A2" office:value-type="string">
            <text:p text:style-name="P57">8</text:p>
          </table:table-cell>
          <table:table-cell table:style-name="Table6.A2" office:value-type="string">
            <text:p text:style-name="P57">e</text:p>
          </table:table-cell>
          <table:table-cell table:style-name="Table6.A2" office:value-type="string">
            <text:p text:style-name="P57">a</text:p>
          </table:table-cell>
          <table:table-cell table:style-name="Table6.A2" office:value-type="string">
            <text:p text:style-name="P57">u</text:p>
          </table:table-cell>
          <table:table-cell table:style-name="Table6.A2" office:value-type="string">
            <text:p text:style-name="P57">I</text:p>
          </table:table-cell>
        </table:table-row>
      </table:table>
      <text:p text:style-name="P5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8"><text:span text:style-name="T15">12</text:span><text:span text:style-name="T16">2</text:span></text:p>
          </table:table-cell>
          <table:table-cell table:style-name="Table1.A1" office:value-type="string">
            <text:p text:style-name="P58"><text:span text:style-name="T15">12</text:span><text:span text:style-name="T16">3</text:span></text:p>
          </table:table-cell>
          <table:table-cell table:style-name="Table1.A1" office:value-type="string">
            <text:p text:style-name="P58"><text:span text:style-name="T15">12</text:span><text:span text:style-name="T16">4</text:span></text:p>
          </table:table-cell>
          <table:table-cell table:style-name="Table1.A1" office:value-type="string">
            <text:p text:style-name="P58"><text:span text:style-name="T15">12</text:span><text:span text:style-name="T16">5</text:span></text:p>
          </table:table-cell>
          <table:table-cell table:style-name="Table1.A1" office:value-type="string">
            <text:p text:style-name="P58"><text:span text:style-name="T15">12</text:span><text:span text:style-name="T16">6</text:span></text:p>
          </table:table-cell>
          <table:table-cell table:style-name="Table1.A1" office:value-type="string">
            <text:p text:style-name="P58"><text:span text:style-name="T15">12</text:span><text:span text:style-name="T16">7</text:span></text:p>
          </table:table-cell>
          <table:table-cell table:style-name="Table1.A1" office:value-type="string">
            <text:p text:style-name="P58"><text:span text:style-name="T15">12</text:span><text:span text:style-name="T16">8</text:span></text:p>
          </table:table-cell>
          <table:table-cell table:style-name="Table1.A1" office:value-type="string">
            <text:p text:style-name="P58"><text:span text:style-name="T15">12</text:span><text:span text:style-name="T16">9</text:span></text:p>
          </table:table-cell>
        </table:table-row>
        <table:table-row table:style-name="Table1.1">
          <table:table-cell table:style-name="Table1.A2" office:value-type="string">
            <text:p text:style-name="P57">s</text:p>
          </table:table-cell>
          <table:table-cell table:style-name="Table1.A2" office:value-type="string">
            <text:p text:style-name="P57">n</text:p>
          </table:table-cell>
          <table:table-cell table:style-name="Table1.A2" office:value-type="string">
            <text:p text:style-name="P57">h</text:p>
          </table:table-cell>
          <table:table-cell table:style-name="Table1.A2" office:value-type="string">
            <text:p text:style-name="P57">b</text:p>
          </table:table-cell>
          <table:table-cell table:style-name="Table1.A2" office:value-type="string">
            <text:p text:style-name="P57">g</text:p>
          </table:table-cell>
          <table:table-cell table:style-name="Table1.A2" office:value-type="string">
            <text:p text:style-name="P57">l</text:p>
          </table:table-cell>
          <table:table-cell table:style-name="Table1.A2" office:value-type="string">
            <text:p text:style-name="P57">j</text:p>
          </table:table-cell>
          <table:table-cell table:style-name="Table1.A2" office:value-type="string">
            <text:p text:style-name="P57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8"><text:span text:style-name="T15">12</text:span><text:span text:style-name="T16">10</text:span></text:p>
          </table:table-cell>
          <table:table-cell table:style-name="Table2.A1" office:value-type="string">
            <text:p text:style-name="P58"><text:span text:style-name="T15">12</text:span><text:span text:style-name="T16">11</text:span></text:p>
          </table:table-cell>
          <table:table-cell table:style-name="Table2.A1" office:value-type="string">
            <text:p text:style-name="P58"><text:span text:style-name="T15">12</text:span><text:span text:style-name="T16">12</text:span></text:p>
          </table:table-cell>
          <table:table-cell table:style-name="Table2.A1" office:value-type="string">
            <text:p text:style-name="P58"><text:span text:style-name="T15">12</text:span><text:span text:style-name="T16">13</text:span></text:p>
          </table:table-cell>
          <table:table-cell table:style-name="Table2.A1" office:value-type="string">
            <text:p text:style-name="P58"><text:span text:style-name="T15">12</text:span><text:span text:style-name="T16">14</text:span></text:p>
          </table:table-cell>
          <table:table-cell table:style-name="Table2.A1" office:value-type="string">
            <text:p text:style-name="P58"><text:span text:style-name="T15">12</text:span><text:span text:style-name="T16">15</text:span></text:p>
          </table:table-cell>
          <table:table-cell table:style-name="Table2.A1" office:value-type="string">
            <text:p text:style-name="P58"><text:span text:style-name="T15">12</text:span><text:span text:style-name="T16">16</text:span></text:p>
          </table:table-cell>
          <table:table-cell table:style-name="Table2.A1" office:value-type="string">
            <text:p text:style-name="P58"><text:span text:style-name="T15">12</text:span><text:span text:style-name="T16">17</text:span></text:p>
          </table:table-cell>
        </table:table-row>
        <table:table-row table:style-name="Table2.1">
          <table:table-cell table:style-name="Table2.A2" office:value-type="string">
            <text:p text:style-name="P57">k</text:p>
          </table:table-cell>
          <table:table-cell table:style-name="Table2.A2" office:value-type="string">
            <text:p text:style-name="P57">z</text:p>
          </table:table-cell>
          <table:table-cell table:style-name="Table2.A2" office:value-type="string">
            <text:p text:style-name="P57">v</text:p>
          </table:table-cell>
          <table:table-cell table:style-name="Table2.A2" office:value-type="string">
            <text:p text:style-name="P57">m</text:p>
          </table:table-cell>
          <table:table-cell table:style-name="Table2.A2" office:value-type="string">
            <text:p text:style-name="P57">f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d</text:p>
          </table:table-cell>
          <table:table-cell table:style-name="Table2.A2" office:value-type="string">
            <text:p text:style-name="P57">p</text:p>
          </table:table-cell>
        </table:table-row>
      </table:table>
      <text:p text:style-name="P51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8"><text:span text:style-name="T15">12</text:span><text:span text:style-name="T16">18</text:span></text:p>
          </table:table-cell>
          <table:table-cell table:style-name="Table3.A1" office:value-type="string">
            <text:p text:style-name="P58"><text:span text:style-name="T15">12</text:span><text:span text:style-name="T16">19</text:span></text:p>
          </table:table-cell>
          <table:table-cell table:style-name="Table3.A1" office:value-type="string">
            <text:p text:style-name="P58"><text:span text:style-name="T15">12</text:span><text:span text:style-name="T16">20</text:span></text:p>
          </table:table-cell>
          <table:table-cell table:style-name="Table3.A1" office:value-type="string">
            <text:p text:style-name="P58"><text:span text:style-name="T15">12</text:span><text:span text:style-name="T16">21</text:span></text:p>
          </table:table-cell>
          <table:table-cell table:style-name="Table3.A1" office:value-type="string">
            <text:p text:style-name="P58"><text:span text:style-name="T15">12</text:span><text:span text:style-name="T16">22</text:span></text:p>
          </table:table-cell>
          <table:table-cell table:style-name="Table3.A1" office:value-type="string">
            <text:p text:style-name="P58"><text:span text:style-name="T15">12</text:span><text:span text:style-name="T16">23</text:span></text:p>
          </table:table-cell>
          <table:table-cell table:style-name="Table3.A1" office:value-type="string">
            <text:p text:style-name="P58"><text:span text:style-name="T15">12</text:span><text:span text:style-name="T16">24</text:span></text:p>
          </table:table-cell>
          <table:table-cell table:style-name="Table3.A1" office:value-type="string">
            <text:p text:style-name="P58"><text:span text:style-name="T15">12</text:span><text:span text:style-name="T16">25</text:span></text:p>
          </table:table-cell>
        </table:table-row>
        <table:table-row table:style-name="Table3.1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T</text:p>
          </table:table-cell>
          <table:table-cell table:style-name="Table3.A2" office:value-type="string">
            <text:p text:style-name="P57">H</text:p>
          </table:table-cell>
          <table:table-cell table:style-name="Table3.A2" office:value-type="string">
            <text:p text:style-name="P57">S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L</text:p>
          </table:table-cell>
          <table:table-cell table:style-name="Table3.A2" office:value-type="string">
            <text:p text:style-name="P57">N</text:p>
          </table:table-cell>
          <table:table-cell table:style-name="Table3.A2" office:value-type="string">
            <text:p text:style-name="P57">x</text:p>
          </table:table-cell>
        </table:table-row>
      </table:table>
      <text:p text:style-name="P51"/>
      <text:p text:style-name="P9">If necessary, numbers are marked with the <text:span text:style-name="T23">;</text:span> symbol.</text:p>
      <text:p text:style-name="P1"/>
      <text:p text:style-name="P33"><text:span text:style-name="T9">;</text:span><text:span text:style-name="T5">14n3</text:span></text:p>
      <text:p text:style-name="P22">;187n</text:p>
      <text:p text:style-name="P11"/>
      <text:p text:style-name="P11">“12:37”</text:p>
      <text:p text:style-name="P22">12:37</text:p>
      <text:p text:style-name="P5"/>
      <text:p text:style-name="P9"><text:span text:style-name="T34">Positional terms like "1st" and modifiers like "double" are formed with the word for position, </text:span><text:span text:style-name="T39">ok</text:span><text:span text:style-name="T34">, followed by the number.</text:span></text:p>
      <text:p text:style-name="P7"/>
      <text:p text:style-name="P9"><text:span text:style-name="T34">The word for "double" or "2nd" is </text:span><text:span text:style-name="T40">o</text:span><text:span text:style-name="T39">k2</text:span><text:span text:style-name="T34">.</text:span></text:p>
      <text:p text:style-name="P5"/>
      <text:p text:style-name="P9"><text:span text:style-name="T34">1,213 = 858</text:span><text:span text:style-name="T43">12</text:span></text:p>
      <text:p text:style-name="P18">#858</text:p>
      <text:p text:style-name="P18"/>
      <text:p text:style-name="P5">3*4=12<text:span text:style-name="T42"> </text:span></text:p>
      <text:p text:style-name="P48"><text:soft-page-break/>3*4=10</text:p>
      <text:p text:style-name="P59">Examples</text:p>
      <text:p text:style-name="P39">Aono and Ecssiah</text:p>
      <text:p text:style-name="P41">AOnu un ekssEu</text:p>
      <text:p text:style-name="P43"/>
      <text:p text:style-name="P43">Good and Evil</text:p>
      <text:p text:style-name="P41">AOn un gw</text:p>
      <text:p text:style-name="P43"/>
      <text:p text:style-name="P42">Beginning and Ending</text:p>
      <text:p text:style-name="P36">ok un ko</text:p>
      <text:p text:style-name="P42"/>
      <text:p text:style-name="P44"><text:span text:style-name="T32">Female</text:span> and <text:span text:style-name="T32">Male</text:span></text:p>
      <text:p text:style-name="P66">nEob un sen</text:p>
      <text:p text:style-name="P40"/>
      <text:p text:style-name="P44">Spirit and Soul</text:p>
      <text:p text:style-name="P35">sun un Aden</text:p>
      <text:p text:style-name="P43"/>
      <text:p text:style-name="P44">Just </text:p>
      <text:p text:style-name="P47">IOn</text:p>
      <text:p text:style-name="P44"/>
      <text:p text:style-name="P44">Justice</text:p>
      <text:p text:style-name="P36">IOnu</text:p>
      <text:p text:style-name="P44"/>
      <text:p text:style-name="P44">Good</text:p>
      <text:p text:style-name="P36">AOn</text:p>
      <text:p text:style-name="P44"/>
      <text:p text:style-name="P44">Peace</text:p>
      <text:p text:style-name="P36">IOnu</text:p>
      <text:p text:style-name="P44"/>
      <text:p text:style-name="P44">Jarl</text:p>
      <text:p text:style-name="P36">Eorl</text:p>
      <text:p text:style-name="P43"/>
      <text:p text:style-name="P43"><text:soft-page-break/>Hierarchy, pyramid</text:p>
      <text:p text:style-name="P35">kroWn</text:p>
      <text:p text:style-name="P43"/>
      <text:p text:style-name="P44">"We own the night."</text:p>
      <text:p text:style-name="P36">&lt;sU brAs tu tEO.&gt;</text:p>
      <text:p text:style-name="P45"/>
      <text:p text:style-name="P45">"We own nights."</text:p>
      <text:p text:style-name="P49"><text:span text:style-name="T34">&lt;s</text:span><text:span text:style-name="T31">U</text:span><text:span text:style-name="T34"> brAs </text:span><text:span text:style-name="T10">etu </text:span><text:span text:style-name="T34">tEO.&gt;</text:span></text:p>
      <text:p text:style-name="P45"/>
      <text:p text:style-name="P45">"Nights, we own."</text:p>
      <text:p text:style-name="P50"><text:span text:style-name="T1">&lt;li ete tEO s</text:span><text:span text:style-name="T28">U</text:span><text:span text:style-name="T1"> brAs.&gt;</text:span></text:p>
      <text:p text:style-name="P45"/>
      <text:p text:style-name="P45">"They wrote the documents."</text:p>
      <text:p text:style-name="P49"><text:span text:style-name="T34">&lt;s</text:span><text:span text:style-name="T31">U</text:span><text:span text:style-name="T34">nu Okr</text:span><text:span text:style-name="T31">U</text:span><text:span text:style-name="T34">s eru pasen.&gt;</text:span></text:p>
      <text:p text:style-name="P45"/>
      <text:p text:style-name="P44">"I will write the document."</text:p>
      <text:p text:style-name="P36">&lt;krUsO te pasen.&gt;</text:p>
      <text:p text:style-name="P44"/>
      <text:p text:style-name="P44">Literal: "Their document has zero principles."</text:p>
      <text:p text:style-name="P44">Natural: "Their document has no principles."</text:p>
      <text:p text:style-name="P50"><text:span text:style-name="T2">&lt;es s</text:span><text:span text:style-name="T29">U</text:span><text:span text:style-name="T2">nu pasen avum lok o.&gt;</text:span></text:p>
      <text:p text:style-name="P38"/>
      <text:p text:style-name="P44">"Our document has good principles."</text:p>
      <text:p text:style-name="P50"><text:span text:style-name="T46">&lt;es s</text:span><text:span text:style-name="T33">U </text:span><text:span text:style-name="T46">pasen avum AOn lokß.&gt;</text:span></text:p>
      <text:p text:style-name="P46"/>
      <text:p text:style-name="P46">"Are you writing a document?"</text:p>
      <text:p text:style-name="P50"><text:span text:style-name="T4">&lt;?y nel kr</text:span><text:span text:style-name="T30">U</text:span><text:span text:style-name="T4">s pasen.&gt;</text:span></text:p>
      <text:p text:style-name="P46"/>
      <text:p text:style-name="P46">"Yes, I am writing a document."</text:p>
      <text:p text:style-name="P50"><text:span text:style-name="T4">&lt;Zu,nel kr</text:span><text:span text:style-name="T30">U</text:span><text:span text:style-name="T4">s pasen.&gt;</text:span></text:p>
      <text:p text:style-name="P46"/>
      <text:p text:style-name="P46">"He has good intentions!"</text:p>
      <text:p text:style-name="P50"><text:span text:style-name="T4">&lt;!sonu avum </text:span><text:span text:style-name="T30">etu </text:span><text:span text:style-name="T4">WtOs AOn.&gt;</text:span></text:p>
      <text:p text:style-name="P46"/>
      <text:p text:style-name="P46">"Are those people evil?!"</text:p>
      <text:p text:style-name="P50"><text:soft-page-break/><text:span text:style-name="T4">&lt;@s</text:span><text:span text:style-name="T30">U</text:span><text:span text:style-name="T4">nA sE g</text:span><text:span text:style-name="T30">w</text:span><text:span text:style-name="T4">.&gt;</text:span></text:p>
      <text:p text:style-name="P46"/>
      <text:p text:style-name="P46">"No, these people are good!"</text:p>
      <text:p text:style-name="P50"><text:span text:style-name="T4">&lt;!no,s</text:span><text:span text:style-name="T30">U</text:span><text:span text:style-name="T4">nA sE AOn.&gt;</text:span></text:p>
      <text:p text:style-name="P46"/>
      <text:p text:style-name="P46">"I will stress the principles!"</text:p>
      <text:p text:style-name="P65">&lt;!zI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14:52:05</dc:date>
    <meta:editing-duration>P3DT13H3M7S</meta:editing-duration>
    <meta:editing-cycles>724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1" meta:paragraph-count="315" meta:word-count="821" meta:character-count="3888"/>
  </office:meta>
</office:document-meta>
</file>